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F00000032195F623BB11B5DF0.png" manifest:media-type="image/png"/>
  <manifest:file-entry manifest:full-path="Pictures/100002010000079E000002295BC4BC56F180191B.png" manifest:media-type="image/png"/>
  <manifest:file-entry manifest:full-path="Pictures/10000201000003200000025831FD050DCA4C1976.png" manifest:media-type="image/png"/>
  <manifest:file-entry manifest:full-path="Pictures/100002010000031500000331715A5BF019017AB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1a2da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8e83e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4" style:family="presentation" style:parent-style-name="ONE_5f_COLUMN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6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7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9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1" style:family="presentation" style:parent-style-name="CUSTOM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12" style:family="presentation" style:parent-style-name="CUSTOM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CUSTOM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CUSTOM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CUSTOM_5f_1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17" style:family="presentation" style:parent-style-name="CUSTOM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1_5f_1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9" style:family="presentation" style:parent-style-name="CUSTOM_5f_1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0" style:family="presentation" style:parent-style-name="CUSTOM_5f_1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1" style:family="presentation" style:parent-style-name="CUSTOM_5f_1_5f_1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22" style:family="presentation" style:parent-style-name="CUSTOM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24" style:family="presentation" style:parent-style-name="MAIN_5f_POIN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NE_5f_COLUMN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_5f_1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CUSTOM_5f_1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28" style:family="presentation" style:parent-style-name="CUSTOM_5f_1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9" style:family="presentation" style:parent-style-name="CUSTOM_5f_1_5f_1_5f_2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0" style:family="presentation" style:parent-style-name="CUSTOM_5f_1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CUSTOM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32" style:family="presentation" style:parent-style-name="CUSTOM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3" style:family="presentation" style:parent-style-name="CUSTOM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4" style:family="presentation" style:parent-style-name="CUSTOM_5f_1_5f_2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35" style:family="presentation" style:parent-style-name="CUSTOM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MAIN_5f_POINT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37" style:family="presentation" style:parent-style-name="MAIN_5f_POINT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MAIN_5f_POINT_5f_1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39" style:family="presentation" style:parent-style-name="MAIN_5f_POINT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MAIN_5f_POINT_5f_1_5f_1_5f_1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1" style:family="presentation" style:parent-style-name="MAIN_5f_POINT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MAIN_5f_POINT_5f_1_5f_1_5f_1_5f_1_5f_1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3" style:family="presentation" style:parent-style-name="MAIN_5f_POINT_5f_1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MAIN_5f_POINT_5f_2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5" style:family="presentation" style:parent-style-name="MAIN_5f_POINT_5f_2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46" style:family="presentation" style:parent-style-name="MAIN_5f_POINT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ONE_5f_COLUMN_5f_TEXT_5f_1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48" style:family="presentation" style:parent-style-name="ONE_5f_COLUMN_5f_TEXT_5f_1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49" style:family="presentation" style:parent-style-name="ONE_5f_COLUMN_5f_TEXT_5f_1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50" style:family="presentation" style:parent-style-name="ONE_5f_COLUMN_5f_TEXT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706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706cm" fo:margin-bottom="0.706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176cm" fo:margin-bottom="0.176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1" style:family="paragraph">
      <style:paragraph-properties fo:margin-left="0cm" fo:margin-right="0cm" fo:margin-top="0.176cm" fo:margin-bottom="0.176cm" fo:line-height="125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76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7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1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9" style:family="paragraph">
      <style:paragraph-properties fo:margin-left="0cm" fo:margin-right="0cm" fo:margin-top="0.706cm" fo:margin-bottom="0cm" fo:line-height="125%" fo:text-align="start" fo:text-indent="0cm" style:writing-mode="lr-tb"/>
    </style:style>
    <style:style style:name="P20" style:family="paragraph">
      <style:paragraph-properties fo:margin-left="0cm" fo:margin-right="0cm" fo:margin-top="0.706cm" fo:margin-bottom="0.706cm" fo:line-height="125%" fo:text-align="start" fo:text-indent="0cm" style:writing-mode="lr-tb"/>
    </style:style>
    <style:style style:name="P21" style:family="paragraph">
      <style:paragraph-properties fo:margin-left="0cm" fo:margin-right="0cm" fo:margin-top="0.176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76cm" fo:margin-bottom="0.176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P27" style:family="paragraph">
      <style:paragraph-properties fo:margin-left="0cm" fo:margin-right="0cm" fo:margin-top="0.706cm" fo:margin-bottom="0cm" fo:line-height="135%" fo:text-align="start" fo:text-indent="0cm" style:writing-mode="lr-tb"/>
    </style:style>
    <style:style style:name="P28" style:family="paragraph">
      <style:paragraph-properties fo:margin-left="0cm" fo:margin-right="0cm" fo:margin-top="0.706cm" fo:margin-bottom="0.706cm" fo:line-height="135%" fo:text-align="start" fo:text-indent="0cm" style:writing-mode="lr-tb"/>
    </style:style>
    <style:style style:name="P2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0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70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3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8e83e4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3" style:family="text">
      <style:text-properties fo:font-variant="normal" fo:text-transform="none" fo:color="#8e83e4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 SemiBold" fo:font-size="50pt" fo:letter-spacing="normal" fo:font-style="normal" style:text-underline-style="none" fo:font-weight="normal" style:font-name-asian="Montserrat SemiBold" style:font-size-asian="50pt" style:font-style-asian="normal" style:font-weight-asian="normal" style:font-name-complex="Montserrat SemiBold" style:font-size-complex="5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Montserrat Light" fo:font-size="16pt" fo:letter-spacing="normal" fo:font-style="normal" style:text-underline-style="none" fo:font-weight="normal" style:font-name-asian="Montserrat Light" style:font-size-asian="16pt" style:font-style-asian="normal" style:font-weight-asian="normal" style:font-name-complex="Montserrat Light" style:font-size-complex="16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Montserrat SemiBold" fo:font-size="16pt" fo:letter-spacing="normal" fo:font-style="normal" style:text-underline-style="none" fo:font-weight="normal" style:font-name-asian="Montserrat SemiBold" style:font-size-asian="16pt" style:font-style-asian="normal" style:font-weight-asian="normal" style:font-name-complex="Montserrat SemiBold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 SemiBold" fo:font-size="44pt" fo:letter-spacing="normal" fo:font-style="normal" style:text-underline-style="none" fo:font-weight="normal" style:font-name-asian="Montserrat SemiBold" style:font-size-asian="44pt" style:font-style-asian="normal" style:font-weight-asian="normal" style:font-name-complex="Montserrat SemiBold" style:font-size-complex="44pt" style:font-style-complex="normal" style:font-weight-complex="normal"/>
    </style:style>
    <style:style style:name="T12" style:family="text">
      <style:text-properties fo:font-variant="normal" fo:text-transform="none" fo:color="#8e83e4" style:text-line-through-style="none" style:text-line-through-type="none" style:text-position="0% 100%" style:font-name="Montserrat Medium" fo:font-size="22pt" fo:letter-spacing="normal" fo:font-style="normal" style:text-underline-style="none" fo:font-weight="normal" style:font-name-asian="Montserrat Medium" style:font-size-asian="22pt" style:font-style-asian="normal" style:font-weight-asian="normal" style:font-name-complex="Montserrat Medium" style:font-size-complex="22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Montserrat Light" fo:font-size="12pt" fo:letter-spacing="normal" fo:font-style="normal" style:text-underline-style="none" fo:font-weight="normal" style:font-name-asian="Montserrat Light" style:font-size-asian="12pt" style:font-style-asian="normal" style:font-weight-asian="normal" style:font-name-complex="Montserrat Light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ontserrat" fo:font-size="70pt" fo:letter-spacing="normal" fo:font-style="normal" style:text-underline-style="none" fo:font-weight="bold" style:font-name-asian="Montserrat" style:font-size-asian="70pt" style:font-style-asian="normal" style:font-weight-asian="bold" style:font-name-complex="Montserrat" style:font-size-complex="7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ontserrat SemiBold" fo:font-size="28pt" fo:letter-spacing="normal" fo:font-style="normal" style:text-underline-style="none" fo:font-weight="normal" style:font-name-asian="Montserrat SemiBold" style:font-size-asian="28pt" style:font-style-asian="normal" style:font-weight-asian="normal" style:font-name-complex="Montserrat SemiBold" style:font-size-complex="28pt" style:font-style-complex="normal" style:font-weight-complex="normal"/>
    </style:style>
    <style:style style:name="T18" style:family="text">
      <style:text-properties fo:font-variant="normal" fo:text-transform="none" fo:color="#efefef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Montserrat" fo:font-size="22pt" fo:letter-spacing="normal" fo:font-style="normal" style:text-underline-style="none" fo:font-weight="normal" style:font-name-asian="Montserrat" style:font-size-asian="22pt" style:font-style-asian="normal" style:font-weight-asian="normal" style:font-name-complex="Montserrat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e83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0.354cm" text:min-label-width="0.916cm"/>
        <style:text-properties style:font-name="Montserrat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354cm" text:min-label-width="0.916cm"/>
        <style:text-properties style:font-name="Montserrat Light" fo:color="#ffffff" fo:font-size="100%"/>
      </text:list-level-style-bullet>
      <text:list-level-style-bullet text:level="2" text:bullet-char="⚬">
        <style:list-level-properties text:space-before="1.624cm" text:min-label-width="0.916cm"/>
        <style:text-properties style:font-name="Montserrat Light" fo:color="#29417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■">
        <style:list-level-properties text:space-before="0.354cm" text:min-label-width="0.916cm"/>
        <style:text-properties style:font-name="Montserrat Light" fo:color="#ffffff" fo:font-size="100%"/>
      </text:list-level-style-bullet>
      <text:list-level-style-bullet text:level="2" text:bullet-char="⚬">
        <style:list-level-properties text:space-before="1.624cm" text:min-label-width="0.916cm"/>
        <style:text-properties style:font-name="Montserrat Light" fo:color="#294172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Montserrat Light" fo:color="#2941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⚬">
        <style:list-level-properties text:space-before="1.624cm" text:min-label-width="0.916cm"/>
        <style:text-properties style:font-name="Montserrat Light" fo:color="#294172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Montserrat Light" fo:color="#2941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8e83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■">
        <style:list-level-properties text:space-before="0.424cm" text:min-label-width="0.846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8e83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w to use this deck" draw:style-name="dp1" draw:master-page-name="ONE_5f_COLUMN_5f_TEXT">
        <draw:frame draw:name="Google Shape;99;p16" presentation:style-name="pr1" draw:text-style-name="P2" draw:layer="layout" svg:width="16.835cm" svg:height="2.12cm" svg:x="1.787cm" svg:y="1.581cm" presentation:class="title" presentation:user-transformed="true">
          <draw:text-box>
            <text:p text:style-name="P1"><text:span text:style-name="T1">How to use this deck</text:span></text:p>
          </draw:text-box>
        </draw:frame>
        <draw:frame draw:name="Google Shape;100;p16" presentation:style-name="pr2" draw:text-style-name="P5" draw:layer="layout" svg:width="16.835cm" svg:height="11.627cm" svg:x="1.746cm" svg:y="5.076cm" presentation:class="outline" presentation:user-transformed="true">
          <draw:text-box>
            <text:p text:style-name="P3"><text:span text:style-name="T2">Before you begin working, always </text:span><text:span text:style-name="T3">fork the deck</text:span><text:span text:style-name="T2">. </text:span><text:span text:style-name="T4">Click "File &gt; Make a Copy" to build your own version</text:span><text:span text:style-name="T2">.</text:span></text:p>
            <text:p text:style-name="P4"><text:span text:style-name="T2">To access the deck's pre-formatted slides, click either the "Layout" toolbar button or "Slide &gt; Apply Layout" in the menu bar.</text:span></text:p>
          </draw:text-box>
        </draw:frame>
        <draw:frame draw:name="Google Shape;101;p16" presentation:style-name="pr3" draw:text-style-name="P7" draw:layer="layout" svg:width="16.835cm" svg:height="0.979cm" svg:x="1.787cm" svg:y="3.702cm" presentation:class="subtitle" presentation:user-transformed="true">
          <draw:text-box>
            <text:p text:style-name="P6"><text:span text:style-name="T5">Read this before getting started</text:span></text:p>
          </draw:text-box>
        </draw:frame>
        <presentation:notes draw:style-name="dp2">
          <draw:page-thumbnail draw:name="Google Shape;96;gd404890b01_0_570:notes" draw:style-name="gr1" draw:layer="layout" svg:width="12.699cm" svg:height="9.524cm" svg:x="3.176cm" svg:y="1.905cm" draw:page-number="1" presentation:class="page"/>
          <draw:frame draw:name="Google Shape;97;gd404890b01_0_57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title slide" draw:style-name="dp3" draw:master-page-name="TITLE" presentation:presentation-page-layout-name="AL1T0">
        <draw:frame draw:name="Google Shape;106;p17" presentation:style-name="pr5" draw:text-style-name="P10" draw:layer="layout" svg:width="14.817cm" svg:height="4.315cm" svg:x="8.919cm" svg:y="6.688cm" presentation:class="title" presentation:user-transformed="true">
          <draw:text-box>
            <text:p text:style-name="P9"><text:span text:style-name="T6">This is a title slide</text:span></text:p>
          </draw:text-box>
        </draw:frame>
        <draw:frame draw:name="Google Shape;107;p17" presentation:style-name="pr6" draw:text-style-name="P12" draw:layer="layout" svg:width="14.82cm" svg:height="1.195cm" svg:x="8.918cm" svg:y="11.45cm" presentation:class="subtitle" presentation:user-transformed="true">
          <draw:text-box>
            <text:p text:style-name="P11"><text:span text:style-name="T7">It can have a subtitle, too.</text:span></text:p>
          </draw:text-box>
        </draw:frame>
        <draw:frame draw:name="Google Shape;108;p17" presentation:style-name="pr6" draw:text-style-name="P7" draw:layer="layout" svg:width="4.223cm" svg:height="1.709cm" svg:x="19.482cm" svg:y="14.84cm" presentation:class="subtitle" presentation:user-transformed="true">
          <draw:text-box>
            <text:p text:style-name="P13"><text:span text:style-name="T8">Speaker name</text:span></text:p>
            <text:p text:style-name="P14"><text:span text:style-name="T8">Title</text:span></text:p>
          </draw:text-box>
        </draw:frame>
        <draw:frame draw:name="Google Shape;109;p17" presentation:style-name="pr6" draw:text-style-name="P7" draw:layer="layout" svg:width="4.223cm" svg:height="1.709cm" svg:x="13.029cm" svg:y="14.84cm" presentation:class="subtitle" presentation:user-transformed="true">
          <draw:text-box>
            <text:p text:style-name="P13"><text:span text:style-name="T8">Speaker name</text:span></text:p>
            <text:p text:style-name="P14"><text:span text:style-name="T8">Title</text:span></text:p>
          </draw:text-box>
        </draw:frame>
        <presentation:notes draw:style-name="dp2">
          <draw:page-thumbnail draw:name="Google Shape;103;gd404890b01_0_410:notes" draw:style-name="gr1" draw:layer="layout" svg:width="12.699cm" svg:height="9.524cm" svg:x="3.176cm" svg:y="1.905cm" draw:page-number="2" presentation:class="page"/>
          <draw:frame draw:name="Google Shape;104;gd404890b01_0_41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3" draw:master-page-name="CUSTOM_5f_1">
        <draw:frame draw:name="Google Shape;114;p18" presentation:style-name="pr8" draw:text-style-name="P2" draw:layer="layout" svg:width="18.77cm" svg:height="2.12cm" svg:x="1.787cm" svg:y="1.581cm" presentation:class="title" presentation:user-transformed="true">
          <draw:text-box>
            <text:p text:style-name="P1"><text:span text:style-name="T1">This is the default slide.</text:span></text:p>
          </draw:text-box>
        </draw:frame>
        <draw:frame draw:name="Google Shape;115;p18" presentation:style-name="pr9" draw:text-style-name="P16" draw:layer="layout" svg:width="18.77cm" svg:height="9.776cm" svg:x="1.787cm" svg:y="5.344cm" presentation:class="outline" presentation:user-transformed="true">
          <draw:text-box>
            <text:p text:style-name="P15"><text:span text:style-name="T9">You can add text to it like this. It also features nested lists.</text:span></text:p>
            <text:list text:style-name="L8">
              <text:list-item>
                <text:p text:style-name="P15"><text:span text:style-name="T9">They look like this.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9">And this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9">And thi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16;p18" presentation:style-name="pr10" draw:text-style-name="P7" draw:layer="layout" svg:width="18.77cm" svg:height="0.979cm" svg:x="1.787cm" svg:y="3.702cm" presentation:class="subtitle" presentation:user-transformed="true">
          <draw:text-box>
            <text:p text:style-name="P6"><text:span text:style-name="T5">You can add a subtitle here.</text:span></text:p>
          </draw:text-box>
        </draw:frame>
        <draw:frame draw:name="Google Shape;117;p18" presentation:style-name="pr11" draw:text-style-name="P17" draw:layer="layout" svg:width="9.336cm" svg:height="0.794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11;gd404890b01_0_575:notes" draw:style-name="gr1" draw:layer="layout" svg:width="12.699cm" svg:height="9.524cm" svg:x="3.176cm" svg:y="1.905cm" draw:page-number="3" presentation:class="page"/>
          <draw:frame draw:name="Google Shape;112;gd404890b01_0_57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has a two-column variant." draw:style-name="dp3" draw:master-page-name="CUSTOM_5f_1_5f_1">
        <draw:frame draw:name="Google Shape;122;p19" presentation:style-name="pr13" draw:text-style-name="P2" draw:layer="layout" svg:width="20.953cm" svg:height="2.12cm" svg:x="1.787cm" svg:y="1.581cm" presentation:class="title" presentation:user-transformed="true">
          <draw:text-box>
            <text:p text:style-name="P1"><text:span text:style-name="T1">It has a two-column variant.</text:span></text:p>
          </draw:text-box>
        </draw:frame>
        <draw:frame draw:name="Google Shape;123;p19" presentation:style-name="pr14" draw:text-style-name="P16" draw:layer="layout" svg:width="9.767cm" svg:height="9.776cm" svg:x="1.787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24;p19" presentation:style-name="pr15" draw:text-style-name="P7" draw:layer="layout" svg:width="9.767cm" svg:height="0.979cm" svg:x="1.787cm" svg:y="4.436cm" presentation:class="subtitle" presentation:user-transformed="true">
          <draw:text-box>
            <text:p text:style-name="P6"><text:span text:style-name="T10">Column 1</text:span></text:p>
          </draw:text-box>
        </draw:frame>
        <draw:frame draw:name="Google Shape;125;p19" presentation:style-name="pr14" draw:text-style-name="P16" draw:layer="layout" svg:width="9.767cm" svg:height="9.776cm" svg:x="12.973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26;p19" presentation:style-name="pr15" draw:text-style-name="P7" draw:layer="layout" svg:width="9.767cm" svg:height="0.979cm" svg:x="12.973cm" svg:y="4.436cm" presentation:class="subtitle" presentation:user-transformed="true">
          <draw:text-box>
            <text:p text:style-name="P6"><text:span text:style-name="T10">Column 2</text:span></text:p>
          </draw:text-box>
        </draw:frame>
        <draw:frame draw:name="Google Shape;127;p19" presentation:style-name="pr16" draw:text-style-name="P17" draw:layer="layout" svg:width="9.336cm" svg:height="0.794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19;gd404890b01_0_583:notes" draw:style-name="gr1" draw:layer="layout" svg:width="12.699cm" svg:height="9.524cm" svg:x="3.176cm" svg:y="1.905cm" draw:page-number="4" presentation:class="page"/>
          <draw:frame draw:name="Google Shape;120;gd404890b01_0_583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a three-column variant." draw:style-name="dp3" draw:master-page-name="CUSTOM_5f_1_5f_1_5f_1">
        <draw:frame draw:name="Google Shape;132;p20" presentation:style-name="pr18" draw:text-style-name="P2" draw:layer="layout" svg:width="22.533cm" svg:height="2.12cm" svg:x="1.787cm" svg:y="1.581cm" presentation:class="title" presentation:user-transformed="true">
          <draw:text-box>
            <text:p text:style-name="P1"><text:span text:style-name="T1">And a three-column variant.</text:span></text:p>
          </draw:text-box>
        </draw:frame>
        <draw:frame draw:name="Google Shape;133;p20" presentation:style-name="pr19" draw:text-style-name="P16" draw:layer="layout" svg:width="6.848cm" svg:height="9.776cm" svg:x="1.787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4;p20" presentation:style-name="pr20" draw:text-style-name="P7" draw:layer="layout" svg:width="6.848cm" svg:height="0.979cm" svg:x="1.787cm" svg:y="4.436cm" presentation:class="subtitle" presentation:user-transformed="true">
          <draw:text-box>
            <text:p text:style-name="P6"><text:span text:style-name="T10">Column 1</text:span></text:p>
          </draw:text-box>
        </draw:frame>
        <draw:frame draw:name="Google Shape;135;p20" presentation:style-name="pr19" draw:text-style-name="P16" draw:layer="layout" svg:width="6.848cm" svg:height="9.776cm" svg:x="9.63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6;p20" presentation:style-name="pr20" draw:text-style-name="P7" draw:layer="layout" svg:width="6.848cm" svg:height="0.979cm" svg:x="9.63cm" svg:y="4.436cm" presentation:class="subtitle" presentation:user-transformed="true">
          <draw:text-box>
            <text:p text:style-name="P6"><text:span text:style-name="T10">Column 2</text:span></text:p>
          </draw:text-box>
        </draw:frame>
        <draw:frame draw:name="Google Shape;137;p20" presentation:style-name="pr19" draw:text-style-name="P16" draw:layer="layout" svg:width="6.848cm" svg:height="9.776cm" svg:x="17.473cm" svg:y="6.07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8;p20" presentation:style-name="pr20" draw:text-style-name="P7" draw:layer="layout" svg:width="6.848cm" svg:height="0.979cm" svg:x="17.473cm" svg:y="4.436cm" presentation:class="subtitle" presentation:user-transformed="true">
          <draw:text-box>
            <text:p text:style-name="P6"><text:span text:style-name="T10">Column 3</text:span></text:p>
          </draw:text-box>
        </draw:frame>
        <draw:frame draw:name="Google Shape;139;p20" presentation:style-name="pr21" draw:text-style-name="P17" draw:layer="layout" svg:width="9.336cm" svg:height="0.794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29;gd404890b01_0_697:notes" draw:style-name="gr1" draw:layer="layout" svg:width="12.699cm" svg:height="9.524cm" svg:x="3.176cm" svg:y="1.905cm" draw:page-number="5" presentation:class="page"/>
          <draw:frame draw:name="Google Shape;130;gd404890b01_0_697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ection divider." draw:style-name="dp3" draw:master-page-name="MAIN_5f_POINT">
        <draw:frame draw:name="Google Shape;144;p21" presentation:style-name="pr23" draw:text-style-name="P18" draw:layer="layout" svg:width="15.1cm" svg:height="5.021cm" svg:x="7.988cm" svg:y="6.011cm" presentation:class="title" presentation:user-transformed="true">
          <draw:text-box>
            <text:p text:style-name="P9"><text:span text:style-name="T11">This is a section divider.</text:span></text:p>
          </draw:text-box>
        </draw:frame>
        <presentation:notes draw:style-name="dp2">
          <draw:page-thumbnail draw:name="Google Shape;141;gd404890b01_0_445:notes" draw:style-name="gr1" draw:layer="layout" svg:width="12.699cm" svg:height="9.524cm" svg:x="3.176cm" svg:y="1.905cm" draw:page-number="6" presentation:class="page"/>
          <draw:frame draw:name="Google Shape;142;gd404890b01_0_445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list slide." draw:style-name="dp3" draw:master-page-name="ONE_5f_COLUMN_5f_TEXT">
        <draw:frame draw:name="Google Shape;149;p22" presentation:style-name="pr1" draw:text-style-name="P2" draw:layer="layout" svg:width="16.835cm" svg:height="2.12cm" svg:x="1.787cm" svg:y="1.581cm" presentation:class="title" presentation:user-transformed="true">
          <draw:text-box>
            <text:p text:style-name="P1"><text:span text:style-name="T1">This is a list slide.</text:span></text:p>
          </draw:text-box>
        </draw:frame>
        <draw:frame draw:name="Google Shape;150;p22" presentation:style-name="pr2" draw:text-style-name="P5" draw:layer="layout" svg:width="16.835cm" svg:height="11.627cm" svg:x="1.746cm" svg:y="5.076cm" presentation:class="outline" presentation:user-transformed="true">
          <draw:text-box>
            <text:list text:style-name="L15">
              <text:list-item>
                <text:p text:style-name="P19"><text:span text:style-name="T2">Item 1</text:span></text:p>
              </text:list-item>
              <text:list-item>
                <text:p text:style-name="P19"><text:span text:style-name="T2">Item 2</text:span></text:p>
              </text:list-item>
              <text:list-item>
                <text:p text:style-name="P19"><text:span text:style-name="T2">Item 3</text:span></text:p>
              </text:list-item>
              <text:list-item>
                <text:p text:style-name="P20"><text:span text:style-name="T2">Item 4</text:span></text:p>
              </text:list-item>
            </text:list>
          </draw:text-box>
        </draw:frame>
        <draw:frame draw:name="Google Shape;151;p22" presentation:style-name="pr3" draw:text-style-name="P7" draw:layer="layout" svg:width="16.835cm" svg:height="0.979cm" svg:x="1.787cm" svg:y="3.702cm" presentation:class="subtitle" presentation:user-transformed="true">
          <draw:text-box>
            <text:p text:style-name="P6"><text:span text:style-name="T5">You can subtitle it.</text:span></text:p>
          </draw:text-box>
        </draw:frame>
        <presentation:notes draw:style-name="dp2">
          <draw:page-thumbnail draw:name="Google Shape;146;gd404890b01_0_594:notes" draw:style-name="gr1" draw:layer="layout" svg:width="12.699cm" svg:height="9.524cm" svg:x="3.176cm" svg:y="1.905cm" draw:page-number="7" presentation:class="page"/>
          <draw:frame draw:name="Google Shape;147;gd404890b01_0_594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comparison slide." draw:style-name="dp3" draw:master-page-name="CUSTOM_5f_1_5f_1_5f_2">
        <draw:frame draw:name="Google Shape;156;p23" presentation:style-name="pr26" draw:text-style-name="P16" draw:layer="layout" svg:width="9.767cm" svg:height="8.777cm" svg:x="1.787cm" svg:y="7.076cm" presentation:class="outline" presentation:user-transformed="true">
          <draw:text-box>
            <text:p text:style-name="P21"><text:span text:style-name="T9">Lorem ipsum dolor sit amet, consectetur adipiscing elit. Aliquam dignissim eleifend purus, ut consectetur ligula scelerisque eu. Nullam ultricies, sem id rhoncus condimentum, augue lectus.</text:span></text:p>
          </draw:text-box>
        </draw:frame>
        <draw:frame draw:name="Google Shape;157;p23" presentation:style-name="pr27" draw:text-style-name="P2" draw:layer="layout" svg:width="20.953cm" svg:height="2.12cm" svg:x="1.787cm" svg:y="1.581cm" presentation:class="title" presentation:user-transformed="true">
          <draw:text-box>
            <text:p text:style-name="P22"><text:span text:style-name="T1">This is a comparison slide.</text:span></text:p>
          </draw:text-box>
        </draw:frame>
        <draw:frame draw:name="Google Shape;158;p23" presentation:style-name="pr28" draw:text-style-name="P7" draw:layer="layout" svg:width="9.767cm" svg:height="0.879cm" svg:x="1.787cm" svg:y="5.602cm" presentation:class="subtitle" presentation:user-transformed="true">
          <draw:text-box>
            <text:p text:style-name="P23"><text:span text:style-name="T10">Item 1</text:span></text:p>
          </draw:text-box>
        </draw:frame>
        <draw:frame draw:name="Google Shape;159;p23" presentation:style-name="pr26" draw:text-style-name="P16" draw:layer="layout" svg:width="9.767cm" svg:height="8.777cm" svg:x="12.973cm" svg:y="7.076cm" presentation:class="outline" presentation:user-transformed="true">
          <draw:text-box>
            <text:p text:style-name="P21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21"><text:span text:style-name="T9"/></text:p>
            <text:p text:style-name="P21"><text:span text:style-name="T9"/></text:p>
          </draw:text-box>
        </draw:frame>
        <draw:frame draw:name="Google Shape;160;p23" presentation:style-name="pr28" draw:text-style-name="P7" draw:layer="layout" svg:width="9.767cm" svg:height="0.879cm" svg:x="12.973cm" svg:y="5.602cm" presentation:class="subtitle" presentation:user-transformed="true">
          <draw:text-box>
            <text:p text:style-name="P23"><text:span text:style-name="T10">Item 2</text:span></text:p>
          </draw:text-box>
        </draw:frame>
        <draw:frame draw:name="Google Shape;161;p23" presentation:style-name="pr29" draw:text-style-name="P17" draw:layer="layout" svg:width="9.336cm" svg:height="0.794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53;gd640841394_0_45:notes" draw:style-name="gr1" draw:layer="layout" svg:width="12.699cm" svg:height="9.524cm" svg:x="3.176cm" svg:y="1.905cm" draw:page-number="8" presentation:class="page"/>
          <draw:frame draw:name="Google Shape;154;gd640841394_0_45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feature slide." draw:style-name="dp3" draw:master-page-name="CUSTOM_5f_1_5f_2">
        <draw:frame draw:name="Google Shape;166;p24" presentation:style-name="pr31" draw:text-style-name="P24" draw:layer="layout" svg:width="10.275cm" svg:height="2.12cm" svg:x="1.787cm" svg:y="1.581cm" presentation:class="title" presentation:user-transformed="true">
          <draw:text-box>
            <text:p text:style-name="P1"><text:span text:style-name="T12">This is a feature slide.</text:span></text:p>
          </draw:text-box>
        </draw:frame>
        <draw:frame draw:name="Google Shape;167;p24" presentation:style-name="pr32" draw:text-style-name="P25" draw:layer="layout" svg:width="10.275cm" svg:height="0.979cm" svg:x="1.787cm" svg:y="3.702cm" presentation:class="subtitle" presentation:user-transformed="true">
          <draw:text-box>
            <text:p text:style-name="P6"><text:span text:style-name="T13">Use it to highlight some feature of something.</text:span></text:p>
          </draw:text-box>
        </draw:frame>
        <draw:frame draw:name="Google Shape;168;p24" presentation:style-name="pr33" draw:text-style-name="P29" draw:layer="layout" svg:width="10.275cm" svg:height="9.776cm" svg:x="1.787cm" svg:y="5.344cm" presentation:class="outline" presentation:user-transformed="true">
          <draw:text-box>
            <text:list text:style-name="L18">
              <text:list-item>
                <text:p text:style-name="P26"><text:span text:style-name="T14">Note 1</text:span></text:p>
              </text:list-item>
              <text:list-item>
                <text:p text:style-name="P27"><text:span text:style-name="T14">Note 2</text:span></text:p>
              </text:list-item>
              <text:list-item>
                <text:p text:style-name="P27"><text:span text:style-name="T14">Note 3</text:span></text:p>
              </text:list-item>
              <text:list-item>
                <text:p text:style-name="P28"><text:span text:style-name="T14">Note 4</text:span></text:p>
              </text:list-item>
            </text:list>
          </draw:text-box>
        </draw:frame>
        <draw:custom-shape draw:name="Google Shape;169;p24" draw:style-name="gr2" draw:text-style-name="P30" draw:layer="layout" svg:width="12.587cm" svg:height="13.12cm" svg:x="11.815cm" svg:y="1.999cm">
          <text:p text:style-name="P22"><text:span text:style-name="T15">Delete this and put a screenshot 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4" presentation:style-name="pr34" draw:text-style-name="P17" draw:layer="layout" svg:width="9.336cm" svg:height="0.794cm" svg:x="1.787cm" svg:y="17.86cm" presentation:class="subtitle" presentation:placeholder="true" presentation:user-transformed="true">
          <draw:text-box/>
        </draw:frame>
        <presentation:notes draw:style-name="dp2">
          <draw:page-thumbnail draw:name="Google Shape;163;gd640841394_0_138:notes" draw:style-name="gr1" draw:layer="layout" svg:width="12.699cm" svg:height="9.524cm" svg:x="3.176cm" svg:y="1.905cm" draw:page-number="9" presentation:class="page"/>
          <draw:frame draw:name="Google Shape;164;gd640841394_0_138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bold statement." draw:style-name="dp3" draw:master-page-name="MAIN_5f_POINT_5f_1">
        <draw:frame draw:name="Google Shape;175;p25" presentation:style-name="pr36" draw:text-style-name="P31" draw:layer="layout" svg:width="17.687cm" svg:height="15.15cm" svg:x="1.362cm" svg:y="1.667cm" presentation:class="title" presentation:user-transformed="true">
          <draw:text-box>
            <text:p text:style-name="P1"><text:span text:style-name="T16">This is a bold statement.</text:span></text:p>
          </draw:text-box>
        </draw:frame>
        <presentation:notes draw:style-name="dp2">
          <draw:page-thumbnail draw:name="Google Shape;172;gd404890b01_0_599:notes" draw:style-name="gr1" draw:layer="layout" svg:width="12.699cm" svg:height="9.524cm" svg:x="3.176cm" svg:y="1.905cm" draw:page-number="10" presentation:class="page"/>
          <draw:frame draw:name="Google Shape;173;gd404890b01_0_599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can make it in many colors." draw:style-name="dp3" draw:master-page-name="MAIN_5f_POINT_5f_1_5f_1">
        <draw:frame draw:name="Google Shape;180;p26" presentation:style-name="pr38" draw:text-style-name="P31" draw:layer="layout" svg:width="17.687cm" svg:height="15.15cm" svg:x="1.362cm" svg:y="1.667cm" presentation:class="title" presentation:user-transformed="true">
          <draw:text-box>
            <text:p text:style-name="P1"><text:span text:style-name="T16">You can make it in many colors.</text:span></text:p>
          </draw:text-box>
        </draw:frame>
        <presentation:notes draw:style-name="dp2">
          <draw:page-thumbnail draw:name="Google Shape;177;gd404890b01_0_607:notes" draw:style-name="gr1" draw:layer="layout" svg:width="12.699cm" svg:height="9.524cm" svg:x="3.176cm" svg:y="1.905cm" draw:page-number="11" presentation:class="page"/>
          <draw:frame draw:name="Google Shape;178;gd404890b01_0_607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ke this." draw:style-name="dp3" draw:master-page-name="MAIN_5f_POINT_5f_1_5f_1_5f_1_5f_1">
        <draw:frame draw:name="Google Shape;185;p27" presentation:style-name="pr40" draw:text-style-name="P31" draw:layer="layout" svg:width="17.687cm" svg:height="15.15cm" svg:x="1.362cm" svg:y="1.667cm" presentation:class="title" presentation:user-transformed="true">
          <draw:text-box>
            <text:p text:style-name="P1"><text:span text:style-name="T16">Like this.</text:span></text:p>
          </draw:text-box>
        </draw:frame>
        <presentation:notes draw:style-name="dp2">
          <draw:page-thumbnail draw:name="Google Shape;182;gd404890b01_0_669:notes" draw:style-name="gr1" draw:layer="layout" svg:width="12.699cm" svg:height="9.524cm" svg:x="3.176cm" svg:y="1.905cm" draw:page-number="12" presentation:class="page"/>
          <draw:frame draw:name="Google Shape;183;gd404890b01_0_669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 this." draw:style-name="dp3" draw:master-page-name="MAIN_5f_POINT_5f_1_5f_1_5f_1_5f_1_5f_1">
        <draw:frame draw:name="Google Shape;190;p28" presentation:style-name="pr42" draw:text-style-name="P31" draw:layer="layout" svg:width="17.687cm" svg:height="15.15cm" svg:x="1.362cm" svg:y="1.667cm" presentation:class="title" presentation:user-transformed="true">
          <draw:text-box>
            <text:p text:style-name="P1"><text:span text:style-name="T16">Or this.</text:span></text:p>
          </draw:text-box>
        </draw:frame>
        <presentation:notes draw:style-name="dp2">
          <draw:page-thumbnail draw:name="Google Shape;187;g12f2f4a6006_0_0:notes" draw:style-name="gr1" draw:layer="layout" svg:width="12.699cm" svg:height="9.524cm" svg:x="3.176cm" svg:y="1.905cm" draw:page-number="13" presentation:class="page"/>
          <draw:frame draw:name="Google Shape;188;g12f2f4a6006_0_0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quot;This is an important quotation.&quot;" draw:style-name="dp3" draw:master-page-name="MAIN_5f_POINT_5f_2">
        <draw:frame draw:name="Google Shape;195;p29" presentation:style-name="pr44" draw:text-style-name="P32" draw:layer="layout" svg:width="12.95cm" svg:height="5.021cm" svg:x="5.253cm" svg:y="6.011cm" presentation:class="title" presentation:user-transformed="true">
          <draw:text-box>
            <text:p text:style-name="P9"><text:span text:style-name="T17">"This is an important quotation."</text:span></text:p>
          </draw:text-box>
        </draw:frame>
        <draw:frame draw:name="Google Shape;196;p29" presentation:style-name="pr45" draw:text-style-name="P16" draw:layer="layout" svg:width="4.727cm" svg:height="1.665cm" svg:x="19.671cm" svg:y="7.461cm" presentation:class="outline" presentation:user-transformed="true">
          <draw:text-box>
            <text:p text:style-name="P6"><text:span text:style-name="T18">Quotey McQuotesayer</text:span></text:p>
          </draw:text-box>
        </draw:frame>
        <presentation:notes draw:style-name="dp2">
          <draw:page-thumbnail draw:name="Google Shape;192;gd404890b01_0_663:notes" draw:style-name="gr1" draw:layer="layout" svg:width="12.699cm" svg:height="9.524cm" svg:x="3.176cm" svg:y="1.905cm" draw:page-number="14" presentation:class="page"/>
          <draw:frame draw:name="Google Shape;193;gd404890b01_0_663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NE_5f_COLUMN_5f_TEXT_5f_1">
        <draw:frame draw:name="Google Shape;201;p30" presentation:style-name="pr47" draw:text-style-name="P33" draw:layer="layout" svg:width="9.336cm" svg:height="0.794cm" svg:x="1.787cm" svg:y="17.86cm" presentation:class="subtitle" presentation:placeholder="true" presentation:user-transformed="true">
          <draw:text-box/>
        </draw:frame>
        <draw:frame draw:name="Google Shape;202;p30" presentation:style-name="pr48" draw:text-style-name="P24" draw:layer="layout" svg:width="17.731cm" svg:height="9.077cm" svg:x="1.612cm" svg:y="3.936cm" presentation:class="title" presentation:user-transformed="true">
          <draw:text-box>
            <text:p text:style-name="P34"><text:span text:style-name="T19">"This is an extended quotation that requires more space.</text:span><text:span text:style-name="T19"><text:line-break/></text:span><text:span text:style-name="T19">Lorem ipsum dolor sit amet, consectetur adipiscing elit. Aliquam dignissim eleifend purus, ut consectetur ligula scelerisque eu. Nullam ultricies, sem id rhoncus condimentum, augue lectus."</text:span></text:p>
          </draw:text-box>
        </draw:frame>
        <draw:frame draw:name="Google Shape;203;p30" presentation:style-name="pr49" draw:text-style-name="P25" draw:layer="layout" svg:width="9.508cm" svg:height="1.568cm" svg:x="9.89cm" svg:y="13.448cm" presentation:class="subtitle" presentation:user-transformed="true">
          <draw:text-box>
            <text:p text:style-name="P11"><text:span text:style-name="T13">Quotey McQuotesayer</text:span></text:p>
          </draw:text-box>
        </draw:frame>
        <draw:custom-shape draw:name="Google Shape;204;p30" draw:style-name="gr3" draw:text-style-name="P35" draw:layer="layout" svg:width="1.166cm" svg:height="0.001cm" svg:x="18.232cm" svg:y="13.01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8;gd640841394_0_87:notes" draw:style-name="gr1" draw:layer="layout" svg:width="12.699cm" svg:height="9.524cm" svg:x="3.176cm" svg:y="1.905cm" draw:page-number="15" presentation:class="page"/>
          <draw:frame draw:name="Google Shape;199;gd640841394_0_87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shrink-to-fit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shrink-to-fit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shrink-to-fit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shrink-to-fit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shrink-to-fit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shrink-to-fit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shrink-to-fit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background" style:display-name="MAIN_POINT_1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_5f_1-backgroundobjects" style:display-name="MAIN_POINT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_5f_1-notes" style:display-name="MAIN_POINT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outline1" style:display-name="MAIN_POINT_1_1_1_1_1-outline1" style:family="presentation">
      <style:graphic-properties draw:stroke="none" draw:fill="none" draw:auto-grow-height="false" draw:fit-to-size="shrink-to-fit" style:shrink-to-fit="true">
        <text:list-style style:name="MAIN_5f_POINT_5f_1_5f_1_5f_1_5f_1_5f_1-outline1" style:display-name="MAIN_POINT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outline2" style:display-name="MAIN_POINT_1_1_1_1_1-outline2" style:family="presentation" style:parent-style-name="MAIN_5f_POINT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3" style:display-name="MAIN_POINT_1_1_1_1_1-outline3" style:family="presentation" style:parent-style-name="MAIN_5f_POINT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4" style:display-name="MAIN_POINT_1_1_1_1_1-outline4" style:family="presentation" style:parent-style-name="MAIN_5f_POINT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5" style:display-name="MAIN_POINT_1_1_1_1_1-outline5" style:family="presentation" style:parent-style-name="MAIN_5f_POINT_5f_1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6" style:display-name="MAIN_POINT_1_1_1_1_1-outline6" style:family="presentation" style:parent-style-name="MAIN_5f_POINT_5f_1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7" style:display-name="MAIN_POINT_1_1_1_1_1-outline7" style:family="presentation" style:parent-style-name="MAIN_5f_POINT_5f_1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8" style:display-name="MAIN_POINT_1_1_1_1_1-outline8" style:family="presentation" style:parent-style-name="MAIN_5f_POINT_5f_1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9" style:display-name="MAIN_POINT_1_1_1_1_1-outline9" style:family="presentation" style:parent-style-name="MAIN_5f_POINT_5f_1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subtitle" style:display-name="MAIN_POINT_1_1_1_1_1-subtitle" style:family="presentation">
      <style:graphic-properties draw:stroke="none" draw:fill="none" draw:textarea-vertical-align="middle">
        <text:list-style style:name="MAIN_5f_POINT_5f_1_5f_1_5f_1_5f_1_5f_1-subtitle" style:display-name="MAIN_POINT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title" style:display-name="MAIN_POINT_1_1_1_1_1-title" style:family="presentation">
      <style:graphic-properties draw:stroke="none" draw:fill="none" draw:textarea-vertical-align="middle">
        <text:list-style style:name="MAIN_5f_POINT_5f_1_5f_1_5f_1_5f_1_5f_1-title" style:display-name="MAIN_POINT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shrink-to-fit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shrink-to-fit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8cm, 0cm, 0.145cm)" draw:image-opacity="100%" style:mirror="non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71db67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MAIN_5f_POINT_5f_1_5f_1_5f_1_5f_1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5f_POINT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MAIN_5f_POINT_5f_2-backgroundobjects">
      <style:graphic-properties draw:stroke="none" draw:fill="none" draw:fill-color="#ffffff" draw:auto-grow-height="false" fo:min-height="1.27cm"/>
    </style:style>
    <style:style style:name="Mpr26" style:family="presentation" style:parent-style-name="MAIN_5f_POINT_5f_2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ONE_5f_COLUMN_5f_TEXT_5f_1-backgroundobjects">
      <style:graphic-properties draw:stroke="none" draw:fill="none" draw:fill-color="#ffffff" draw:auto-grow-height="false" fo:min-height="1.27cm"/>
    </style:style>
    <style:style style:name="Mpr28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71db6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ONE_5f_COLUMN_5f_TEXT" style:display-name="ONE_COLUMN_TEXT" style:page-layout-name="PM1" draw:style-name="Mdp1">
      <draw:frame draw:name="Google Shape;43;p6" presentation:style-name="ONE_5f_COLUMN_5f_TEXT-outline1" draw:layer="backgroundobjects" svg:width="16.835cm" svg:height="11.627cm" svg:x="1.746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16.835cm" svg:height="2.12cm" svg:x="1.787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3.197cm" svg:height="19.392cm" svg:x="22.323cm" svg:y="-0.132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1.536cm" svg:height="1.59cm" svg:x="23.156cm" svg:y="1.581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" style:page-layout-name="PM1" draw:style-name="Mdp1">
      <draw:frame draw:name="Google Shape;9;p2" draw:style-name="Mgr5" draw:text-style-name="MP6" draw:layer="backgroundobjects" svg:width="25.637cm" svg:height="19.428cm" svg:x="0cm" svg:y="-0.237cm">
        <draw:image xlink:href="Pictures/10000201000003200000025831FD050DCA4C1976.png" xlink:type="simple" xlink:show="embed" xlink:actuate="onLoad">
          <text:p/>
        </draw:image>
      </draw:frame>
      <draw:frame draw:name="Google Shape;10;p2" presentation:style-name="TITLE-title" draw:layer="backgroundobjects" svg:width="14.817cm" svg:height="4.315cm" svg:x="8.919cm" svg:y="6.688cm" presentation:class="title" presentation:placeholder="true" presentation:user-transformed="true">
        <draw:text-box/>
      </draw:frame>
      <draw:frame draw:name="Google Shape;12;p2" draw:style-name="Mgr4" draw:text-style-name="MP6" draw:layer="backgroundobjects" svg:width="11.416cm" svg:height="3.237cm" svg:x="0.434cm" svg:y="1.22cm">
        <draw:image xlink:href="Pictures/100002010000079E000002295BC4BC56F180191B.png" xlink:type="simple" xlink:show="embed" xlink:actuate="onLoad">
          <text:p/>
        </draw:image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2.699cm" svg:height="9.524cm" svg:x="3.175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6;p3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18.77cm" svg:height="2.12cm" svg:x="1.787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18.77cm" svg:height="9.776cm" svg:x="1.787cm" svg:y="5.344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1.536cm" svg:height="1.59cm" svg:x="22.199cm" svg:y="16.672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CUSTOM_5f_1-title" draw:layer="backgroundobjects" svg:width="12.699cm" svg:height="9.524cm" svg:x="3.175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" style:display-name="CUSTOM_1_1" style:page-layout-name="PM1" draw:style-name="Mdp1">
      <draw:frame draw:name="Google Shape;23;p4" presentation:style-name="CUSTOM_5f_1_5f_1-title" draw:layer="backgroundobjects" svg:width="20.953cm" svg:height="2.12cm" svg:x="1.787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9.767cm" svg:height="9.776cm" svg:x="1.787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9.767cm" svg:height="9.776cm" svg:x="12.97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draw:style-name="Mgr4" draw:text-style-name="MP6" draw:layer="backgroundobjects" svg:width="1.536cm" svg:height="1.59cm" svg:x="22.199cm" svg:y="16.672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CUSTOM_5f_1_5f_1-title" draw:layer="backgroundobjects" svg:width="12.699cm" svg:height="9.524cm" svg:x="3.175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_5f_1" style:display-name="CUSTOM_1_1_1" style:page-layout-name="PM1" draw:style-name="Mdp1">
      <draw:frame draw:name="Google Shape;32;p5" presentation:style-name="CUSTOM_5f_1_5f_1_5f_1-title" draw:layer="backgroundobjects" svg:width="22.533cm" svg:height="2.12cm" svg:x="1.787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6.848cm" svg:height="9.776cm" svg:x="1.787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6.848cm" svg:height="9.776cm" svg:x="9.63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6.848cm" svg:height="9.776cm" svg:x="17.473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draw:style-name="Mgr4" draw:text-style-name="MP6" draw:layer="backgroundobjects" svg:width="1.536cm" svg:height="1.59cm" svg:x="22.199cm" svg:y="16.672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CUSTOM_5f_1_5f_1_5f_1-title" draw:layer="backgroundobjects" svg:width="12.699cm" svg:height="9.524cm" svg:x="3.175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9;p8" draw:style-name="Mgr5" draw:text-style-name="MP6" draw:layer="backgroundobjects" svg:width="25.637cm" svg:height="19.428cm" svg:x="0cm" svg:y="-0.237cm">
        <draw:image xlink:href="Pictures/10000201000003200000025831FD050DCA4C1976.png" xlink:type="simple" xlink:show="embed" xlink:actuate="onLoad">
          <text:p/>
        </draw:image>
      </draw:frame>
      <draw:frame draw:name="Google Shape;60;p8" presentation:style-name="MAIN_5f_POINT-title" draw:layer="backgroundobjects" svg:width="15.1cm" svg:height="5.021cm" svg:x="7.988cm" svg:y="6.011cm" presentation:class="title" presentation:placeholder="true" presentation:user-transformed="true">
        <draw:text-box/>
      </draw:frame>
      <draw:frame presentation:style-name="MAIN_5f_POI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2.699cm" svg:height="9.524cm" svg:x="3.175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_5f_2" style:display-name="CUSTOM_1_1_2" style:page-layout-name="PM1" draw:style-name="Mdp1">
      <draw:custom-shape draw:name="Google Shape;49;p7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draw:style-name="Mgr4" draw:text-style-name="MP6" draw:layer="backgroundobjects" svg:width="1.536cm" svg:height="1.59cm" svg:x="22.199cm" svg:y="16.672cm">
        <draw:image xlink:href="Pictures/100002010000031500000331715A5BF019017AB5.png" xlink:type="simple" xlink:show="embed" xlink:actuate="onLoad">
          <text:p/>
        </draw:image>
      </draw:frame>
      <draw:frame draw:name="Google Shape;51;p7" presentation:style-name="CUSTOM_5f_1_5f_1_5f_2-title" draw:layer="backgroundobjects" svg:width="20.953cm" svg:height="2.12cm" svg:x="1.787cm" svg:y="1.581cm" presentation:class="title" presentation:placeholder="true" presentation:user-transformed="true">
        <draw:text-box/>
      </draw:frame>
      <draw:frame draw:name="Google Shape;52;p7" presentation:style-name="CUSTOM_5f_1_5f_1_5f_2-outline1" draw:layer="backgroundobjects" svg:width="9.767cm" svg:height="8.777cm" svg:x="1.787cm" svg:y="7.076cm" presentation:class="outline" presentation:placeholder="true" presentation:user-transformed="true">
        <draw:text-box/>
      </draw:frame>
      <draw:frame draw:name="Google Shape;54;p7" presentation:style-name="CUSTOM_5f_1_5f_1_5f_2-outline1" draw:layer="backgroundobjects" svg:width="9.767cm" svg:height="8.777cm" svg:x="12.973cm" svg:y="7.076cm" presentation:class="outline" presentation:placeholder="true" presentation:user-transformed="true">
        <draw:text-box/>
      </draw:frame>
      <draw:custom-shape draw:name="Google Shape;56;p7" draw:style-name="Mgr6" draw:text-style-name="MP6" draw:layer="backgroundobjects" svg:width="0.001cm" svg:height="9.192cm" svg:x="12.281cm" svg:y="5.824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1_5f_1_5f_2-title" draw:layer="backgroundobjects" svg:width="12.699cm" svg:height="9.524cm" svg:x="3.175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2" style:display-name="CUSTOM_1_2" style:page-layout-name="PM1" draw:style-name="Mdp1">
      <draw:frame draw:name="Google Shape;72;p11" draw:style-name="Mgr4" draw:text-style-name="MP6" draw:layer="backgroundobjects" svg:width="0.237cm" svg:height="0.189cm" svg:x="1.425cm" svg:y="18.073cm">
        <draw:image xlink:href="Pictures/100002010000003F00000032195F623BB11B5DF0.png" xlink:type="simple" xlink:show="embed" xlink:actuate="onLoad">
          <text:p/>
        </draw:image>
      </draw:frame>
      <draw:frame draw:name="Google Shape;73;p11" presentation:style-name="CUSTOM_5f_1_5f_2-title" draw:layer="backgroundobjects" svg:width="10.275cm" svg:height="2.12cm" svg:x="1.787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0.275cm" svg:height="9.776cm" svg:x="1.787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25.51cm" svg:height="3.267cm" svg:x="-0.055cm" svg:y="16.0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1" draw:style-name="Mgr4" draw:text-style-name="MP6" draw:layer="backgroundobjects" svg:width="1.536cm" svg:height="1.59cm" svg:x="22.199cm" svg:y="16.672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CUSTOM_5f_1_5f_2-title" draw:layer="backgroundobjects" svg:width="12.699cm" svg:height="9.524cm" svg:x="3.175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" style:display-name="MAIN_POINT_1" style:page-layout-name="PM1" draw:style-name="Mdp1">
      <draw:custom-shape draw:name="Google Shape;80;p12" draw:style-name="Mgr7" draw:text-style-name="MP7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1.536cm" svg:height="1.59cm" svg:x="22.712cm" svg:y="15.882cm">
        <draw:image xlink:href="Pictures/100002010000031500000331715A5BF019017AB5.png" xlink:type="simple" xlink:show="embed" xlink:actuate="onLoad">
          <text:p/>
        </draw:image>
      </draw:frame>
      <draw:frame presentation:style-name="MAIN_5f_POINT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2.699cm" svg:height="9.524cm" svg:x="3.175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" style:display-name="MAIN_POINT_1_1" style:page-layout-name="PM1" draw:style-name="Mdp1">
      <draw:custom-shape draw:name="Google Shape;84;p13" draw:style-name="Mgr8" draw:text-style-name="MP8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1.536cm" svg:height="1.59cm" svg:x="22.712cm" svg:y="15.882cm">
        <draw:image xlink:href="Pictures/100002010000031500000331715A5BF019017AB5.png" xlink:type="simple" xlink:show="embed" xlink:actuate="onLoad">
          <text:p/>
        </draw:image>
      </draw:frame>
      <draw:frame presentation:style-name="MAIN_5f_POINT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2.699cm" svg:height="9.524cm" svg:x="3.175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draw:custom-shape draw:name="Google Shape;88;p14" draw:style-name="Mgr9" draw:text-style-name="MP5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1.536cm" svg:height="1.59cm" svg:x="22.712cm" svg:y="15.882cm">
        <draw:image xlink:href="Pictures/100002010000031500000331715A5BF019017AB5.png" xlink:type="simple" xlink:show="embed" xlink:actuate="onLoad">
          <text:p/>
        </draw:image>
      </draw:frame>
      <draw:frame presentation:style-name="MAIN_5f_POINT_5f_1_5f_1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2.699cm" svg:height="9.524cm" svg:x="3.175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_5f_1_5f_1_5f_1" style:display-name="MAIN_POINT_1_1_1_1_1" style:page-layout-name="PM1" draw:style-name="Mdp1">
      <draw:custom-shape draw:name="Google Shape;92;p15" draw:style-name="Mgr10" draw:text-style-name="MP9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3;p15" presentation:style-name="MAIN_5f_POINT_5f_1_5f_1_5f_1_5f_1_5f_1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94;p15" draw:style-name="Mgr4" draw:text-style-name="MP6" draw:layer="backgroundobjects" svg:width="1.536cm" svg:height="1.59cm" svg:x="22.712cm" svg:y="15.882cm">
        <draw:image xlink:href="Pictures/100002010000031500000331715A5BF019017AB5.png" xlink:type="simple" xlink:show="embed" xlink:actuate="onLoad">
          <text:p/>
        </draw:image>
      </draw:frame>
      <draw:frame presentation:style-name="MAIN_5f_POINT_5f_1_5f_1_5f_1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1_5f_1_5f_1_5f_1_5f_1-title" draw:layer="backgroundobjects" svg:width="12.699cm" svg:height="9.524cm" svg:x="3.175cm" svg:y="1.93cm" presentation:class="page"/>
        <draw:frame presentation:style-name="MAIN_5f_POINT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2" style:display-name="MAIN_POINT_2" style:page-layout-name="PM1" draw:style-name="Mdp1">
      <draw:frame draw:name="Google Shape;62;p9" draw:style-name="Mgr5" draw:text-style-name="MP6" draw:layer="backgroundobjects" svg:width="25.637cm" svg:height="19.428cm" svg:x="0cm" svg:y="-0.237cm">
        <draw:image xlink:href="Pictures/10000201000003200000025831FD050DCA4C1976.png" xlink:type="simple" xlink:show="embed" xlink:actuate="onLoad">
          <text:p/>
        </draw:image>
      </draw:frame>
      <draw:frame draw:name="Google Shape;63;p9" presentation:style-name="MAIN_5f_POINT_5f_2-title" draw:layer="backgroundobjects" svg:width="12.95cm" svg:height="5.021cm" svg:x="5.253cm" svg:y="6.011cm" presentation:class="title" presentation:placeholder="true" presentation:user-transformed="true">
        <draw:text-box/>
      </draw:frame>
      <draw:custom-shape draw:name="Google Shape;64;p9" draw:style-name="Mgr11" draw:text-style-name="MP6" draw:layer="backgroundobjects" svg:width="0.001cm" svg:height="3.258cm" svg:x="19.037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2.699cm" svg:height="9.524cm" svg:x="3.175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_5f_1" style:display-name="ONE_COLUMN_TEXT_1" style:page-layout-name="PM1" draw:style-name="Mdp1">
      <draw:frame draw:name="Google Shape;66;p10" presentation:style-name="ONE_5f_COLUMN_5f_TEXT_5f_1-title" draw:layer="backgroundobjects" svg:width="17.731cm" svg:height="9.077cm" svg:x="1.612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3.197cm" svg:height="19.154cm" svg:x="22.323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1.536cm" svg:height="1.59cm" svg:x="23.156cm" svg:y="1.581cm">
        <draw:image xlink:href="Pictures/100002010000031500000331715A5BF019017AB5.png" xlink:type="simple" xlink:show="embed" xlink:actuate="onLoad">
          <text:p/>
        </draw:image>
      </draw:frame>
      <presentation:notes style:page-layout-name="PM2">
        <draw:page-thumbnail presentation:style-name="ONE_5f_COLUMN_5f_TEXT_5f_1-title" draw:layer="backgroundobjects" svg:width="12.699cm" svg:height="9.524cm" svg:x="3.175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6.0.5.2$Linux_X86_64 LibreOffice_project/</meta:generator>
  </office:meta>
</office:document-meta>
</file>